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A0000010090BE1D0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254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imes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family="Times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P4" style:family="paragraph">
      <style:paragraph-properties fo:text-align="center"/>
      <style:text-properties fo:font-family="Times" style:font-family-generic="roman" style:font-pitch="variable" fo:font-size="11pt" style:font-size-asian="11pt" style:font-size-complex="11pt"/>
    </style:style>
    <style:style style:name="P5" style:family="paragraph">
      <style:paragraph-properties fo:text-align="center"/>
      <style:text-properties fo:font-family="Times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Times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Times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family="Times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family="Times" style:font-family-generic="roman" style:font-pitch="variable" fo:font-size="11pt" style:font-size-asian="11pt" style:font-size-complex="11pt"/>
    </style:style>
    <style:style style:name="T5" style:family="text">
      <style:text-properties fo:font-family="Times" style:font-family-generic="roman" style:font-pitch="variable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64cm" svg:y1="10.306cm" svg:x2="4.949cm" svg:y2="8.576cm">
          <text:p/>
        </draw:line>
        <draw:line draw:style-name="gr1" draw:text-style-name="P1" draw:layer="layout" svg:x1="5.838cm" svg:y1="10.258cm" svg:x2="4.95cm" svg:y2="8.576cm">
          <text:p/>
        </draw:line>
        <draw:line draw:style-name="gr1" draw:text-style-name="P1" draw:layer="layout" svg:x1="6.943cm" svg:y1="6.03cm" svg:x2="4.95cm" svg:y2="8.576cm">
          <text:p/>
        </draw:line>
        <draw:line draw:style-name="gr1" draw:text-style-name="P1" draw:layer="layout" svg:x1="6.944cm" svg:y1="6.03cm" svg:x2="10.33cm" svg:y2="3.747cm">
          <text:p/>
        </draw:line>
        <draw:line draw:style-name="gr1" draw:text-style-name="P1" draw:layer="layout" svg:x1="6.944cm" svg:y1="6.031cm" svg:x2="8.865cm" svg:y2="8.384cm">
          <text:p/>
        </draw:line>
        <draw:line draw:style-name="gr1" draw:text-style-name="P1" draw:layer="layout" svg:x1="8.048cm" svg:y1="10.114cm" svg:x2="8.866cm" svg:y2="8.385cm">
          <text:p/>
        </draw:line>
        <draw:line draw:style-name="gr1" draw:text-style-name="P1" draw:layer="layout" svg:x1="9.778cm" svg:y1="10.138cm" svg:x2="8.866cm" svg:y2="8.386cm">
          <text:p/>
        </draw:line>
        <draw:line draw:style-name="gr1" draw:text-style-name="P1" draw:layer="layout" svg:x1="14.679cm" svg:y1="5.934cm" svg:x2="10.33cm" svg:y2="3.748cm">
          <text:p/>
        </draw:line>
        <draw:line draw:style-name="gr1" draw:text-style-name="P1" draw:layer="layout" svg:x1="14.68cm" svg:y1="5.934cm" svg:x2="12.925cm" svg:y2="8.48cm">
          <text:p/>
        </draw:line>
        <draw:line draw:style-name="gr1" draw:text-style-name="P1" draw:layer="layout" svg:x1="11.916cm" svg:y1="10.234cm" svg:x2="12.926cm" svg:y2="8.48cm">
          <text:p/>
        </draw:line>
        <draw:line draw:style-name="gr1" draw:text-style-name="P1" draw:layer="layout" svg:x1="13.622cm" svg:y1="10.042cm" svg:x2="12.926cm" svg:y2="8.48cm">
          <text:p/>
        </draw:line>
        <draw:line draw:style-name="gr1" draw:text-style-name="P1" draw:layer="layout" svg:x1="13.766cm" svg:y1="10.234cm" svg:x2="12.997cm" svg:y2="12.108cm">
          <text:p/>
        </draw:line>
        <draw:line draw:style-name="gr1" draw:text-style-name="P1" draw:layer="layout" svg:x1="13.767cm" svg:y1="10.234cm" svg:x2="14.655cm" svg:y2="11.915cm">
          <text:p/>
        </draw:line>
        <draw:line draw:style-name="gr1" draw:text-style-name="P1" draw:layer="layout" svg:x1="14.681cm" svg:y1="5.934cm" svg:x2="16.817cm" svg:y2="8.576cm">
          <text:p/>
        </draw:line>
        <draw:line draw:style-name="gr1" draw:text-style-name="P1" draw:layer="layout" svg:x1="15.928cm" svg:y1="10.306cm" svg:x2="16.817cm" svg:y2="8.576cm">
          <text:p/>
        </draw:line>
        <draw:line draw:style-name="gr1" draw:text-style-name="P1" draw:layer="layout" svg:x1="17.778cm" svg:y1="10.186cm" svg:x2="16.818cm" svg:y2="8.576cm">
          <text:p/>
        </draw:line>
        <draw:ellipse draw:style-name="gr2" draw:text-style-name="P2" draw:layer="layout" svg:width="1.009cm" svg:height="0.913cm" svg:x="17.25cm" svg:y="9.874cm">
          <text:p text:style-name="P1"><text:span text:style-name="T1">b</text:span></text:p>
        </draw:ellipse>
        <draw:ellipse draw:style-name="gr2" draw:text-style-name="P2" draw:layer="layout" svg:width="1.009cm" svg:height="0.913cm" svg:x="15.451cm" svg:y="9.874cm">
          <text:p text:style-name="P1"><text:span text:style-name="T1">28</text:span></text:p>
        </draw:ellipse>
        <draw:ellipse draw:style-name="gr2" draw:text-style-name="P2" draw:layer="layout" svg:width="1.009cm" svg:height="0.913cm" svg:x="13.263cm" svg:y="9.874cm">
          <text:p text:style-name="P1"><text:span text:style-name="T1">exp</text:span></text:p>
        </draw:ellipse>
        <draw:ellipse draw:style-name="gr2" draw:text-style-name="P2" draw:layer="layout" svg:width="1.009cm" svg:height="0.913cm" svg:x="11.464cm" svg:y="9.874cm">
          <text:p text:style-name="P1"><text:span text:style-name="T1">14</text:span></text:p>
        </draw:ellipse>
        <draw:ellipse draw:style-name="gr2" draw:text-style-name="P2" draw:layer="layout" svg:width="1.009cm" svg:height="0.913cm" svg:x="9.299cm" svg:y="9.874cm">
          <text:p text:style-name="P1"><text:span text:style-name="T1">b</text:span></text:p>
        </draw:ellipse>
        <draw:ellipse draw:style-name="gr2" draw:text-style-name="P2" draw:layer="layout" svg:width="1.009cm" svg:height="0.913cm" svg:x="7.5cm" svg:y="9.874cm">
          <text:p text:style-name="P1"><text:span text:style-name="T1">10</text:span></text:p>
        </draw:ellipse>
        <draw:ellipse draw:style-name="gr2" draw:text-style-name="P2" draw:layer="layout" svg:width="1.009cm" svg:height="0.913cm" svg:x="5.312cm" svg:y="9.874cm">
          <text:p text:style-name="P1"><text:span text:style-name="T1">a</text:span></text:p>
        </draw:ellipse>
        <draw:ellipse draw:style-name="gr2" draw:text-style-name="P2" draw:layer="layout" svg:width="1.009cm" svg:height="0.913cm" svg:x="3.513cm" svg:y="9.874cm">
          <text:p text:style-name="P1"><text:span text:style-name="T1">5</text:span></text:p>
        </draw:ellipse>
        <draw:ellipse draw:style-name="gr2" draw:text-style-name="P2" draw:layer="layout" svg:width="1.009cm" svg:height="0.913cm" svg:x="14.367cm" svg:y="11.627cm">
          <text:p text:style-name="P1"><text:span text:style-name="T1">4</text:span></text:p>
        </draw:ellipse>
        <draw:ellipse draw:style-name="gr2" draw:text-style-name="P2" draw:layer="layout" svg:width="1.009cm" svg:height="0.913cm" svg:x="12.568cm" svg:y="11.628cm">
          <text:p text:style-name="P1"><text:span text:style-name="T1">a</text:span></text:p>
        </draw:ellipse>
        <draw:ellipse draw:style-name="gr2" draw:text-style-name="P2" draw:layer="layout" svg:width="1.009cm" svg:height="0.913cm" svg:x="16.365cm" svg:y="8.097cm">
          <text:p text:style-name="P1"><text:span text:style-name="T1">*</text:span></text:p>
        </draw:ellipse>
        <draw:ellipse draw:style-name="gr2" draw:text-style-name="P2" draw:layer="layout" svg:width="1.009cm" svg:height="0.913cm" svg:x="12.378cm" svg:y="8.121cm">
          <text:p text:style-name="P1"><text:span text:style-name="T1">*</text:span></text:p>
        </draw:ellipse>
        <draw:ellipse draw:style-name="gr2" draw:text-style-name="P2" draw:layer="layout" svg:width="1.009cm" svg:height="0.913cm" svg:x="8.414cm" svg:y="8.122cm">
          <text:p text:style-name="P1"><text:span text:style-name="T1">*</text:span></text:p>
        </draw:ellipse>
        <draw:ellipse draw:style-name="gr2" draw:text-style-name="P2" draw:layer="layout" svg:width="1.009cm" svg:height="0.913cm" svg:x="4.427cm" svg:y="8.146cm">
          <text:p text:style-name="P1"><text:span text:style-name="T1">*</text:span></text:p>
        </draw:ellipse>
        <draw:ellipse draw:style-name="gr2" draw:text-style-name="P2" draw:layer="layout" svg:width="1.009cm" svg:height="0.913cm" svg:x="14.301cm" svg:y="5.552cm">
          <text:p text:style-name="P1"><text:span text:style-name="T1">-</text:span></text:p>
        </draw:ellipse>
        <draw:ellipse draw:style-name="gr2" draw:text-style-name="P2" draw:layer="layout" svg:width="1.009cm" svg:height="0.913cm" svg:x="6.35cm" svg:y="5.577cm">
          <text:p text:style-name="P1"><text:span text:style-name="T1">+</text:span></text:p>
        </draw:ellipse>
        <draw:ellipse draw:style-name="gr2" draw:text-style-name="P2" draw:layer="layout" svg:width="1.009cm" svg:height="0.913cm" svg:x="9.809cm" svg:y="3.343cm">
          <text:p text:style-name="P1"><text:span text:style-name="T1">/</text:span></text:p>
        </draw:ellipse>
      </draw:page>
      <draw:page draw:name="page2" draw:style-name="dp1" draw:master-page-name="Default">
        <draw:ellipse draw:style-name="gr2" draw:text-style-name="P3" draw:layer="layout" svg:width="1.266cm" svg:height="0.913cm" svg:x="2.963cm" svg:y="2.864cm">
          <text:p text:style-name="P1"><text:span text:style-name="T2">Fred</text:span></text:p>
        </draw:ellipse>
        <draw:line draw:style-name="gr3" draw:text-style-name="P1" draw:layer="layout" svg:x1="7.159cm" svg:y1="3.316cm" svg:x2="6.054cm" svg:y2="4.757cm">
          <text:p/>
        </draw:line>
        <draw:line draw:style-name="gr3" draw:text-style-name="P1" draw:layer="layout" svg:x1="7.16cm" svg:y1="3.317cm" svg:x2="8.24cm" svg:y2="4.589cm">
          <text:p/>
        </draw:line>
        <draw:line draw:style-name="gr3" draw:text-style-name="P1" draw:layer="layout" svg:x1="10.114cm" svg:y1="2.211cm" svg:x2="11.795cm" svg:y2="3.364cm">
          <text:p/>
        </draw:line>
        <draw:line draw:style-name="gr3" draw:text-style-name="P1" draw:layer="layout" svg:x1="13.141cm" svg:y1="4.565cm" svg:x2="11.796cm" svg:y2="3.365cm">
          <text:p/>
        </draw:line>
        <draw:line draw:style-name="gr3" draw:text-style-name="P1" draw:layer="layout" svg:x1="17.585cm" svg:y1="3.82cm" svg:x2="15.953cm" svg:y2="2.765cm">
          <text:p/>
        </draw:line>
        <draw:line draw:style-name="gr3" draw:text-style-name="P1" draw:layer="layout" svg:x1="17.585cm" svg:y1="3.821cm" svg:x2="16.095cm" svg:y2="5.117cm">
          <text:p/>
        </draw:line>
        <draw:line draw:style-name="gr3" draw:text-style-name="P1" draw:layer="layout" svg:x1="19.939cm" svg:y1="6.751cm" svg:x2="18.667cm" svg:y2="5.069cm">
          <text:p/>
        </draw:line>
        <draw:ellipse draw:style-name="gr2" draw:text-style-name="P3" draw:layer="layout" svg:width="1.266cm" svg:height="0.913cm" svg:x="6.567cm" svg:y="2.888cm">
          <text:p text:style-name="P1"><text:span text:style-name="T2">Fred</text:span></text:p>
        </draw:ellipse>
        <draw:ellipse draw:style-name="gr2" draw:text-style-name="P3" draw:layer="layout" svg:width="1.583cm" svg:height="0.913cm" svg:x="7.667cm" svg:y="4.289cm">
          <text:p text:style-name="P1"><text:span text:style-name="T2">Luther</text:span></text:p>
        </draw:ellipse>
        <draw:ellipse draw:style-name="gr2" draw:text-style-name="P3" draw:layer="layout" svg:width="1.266cm" svg:height="0.913cm" svg:x="5.367cm" svg:y="4.29cm">
          <text:p text:style-name="P1"><text:span text:style-name="T2">Binky</text:span></text:p>
        </draw:ellipse>
        <draw:ellipse draw:style-name="gr2" draw:text-style-name="P3" draw:layer="layout" svg:width="1.266cm" svg:height="0.913cm" svg:x="9.619cm" svg:y="1.792cm">
          <text:p text:style-name="P1"><text:span text:style-name="T2">Binky</text:span></text:p>
        </draw:ellipse>
        <draw:ellipse draw:style-name="gr2" draw:text-style-name="P3" draw:layer="layout" svg:width="1.266cm" svg:height="0.913cm" svg:x="11.204cm" svg:y="2.841cm">
          <text:p text:style-name="P1"><text:span text:style-name="T2">Fred</text:span></text:p>
        </draw:ellipse>
        <draw:ellipse draw:style-name="gr2" draw:text-style-name="P3" draw:layer="layout" svg:width="1.583cm" svg:height="0.913cm" svg:x="12.304cm" svg:y="4.242cm">
          <text:p text:style-name="P1"><text:span text:style-name="T2">Luther</text:span></text:p>
        </draw:ellipse>
        <draw:ellipse draw:style-name="gr2" draw:text-style-name="P3" draw:layer="layout" svg:width="1.266cm" svg:height="0.913cm" svg:x="15.409cm" svg:y="2.321cm">
          <text:p text:style-name="P1"><text:span text:style-name="T2">Binky</text:span></text:p>
        </draw:ellipse>
        <draw:ellipse draw:style-name="gr2" draw:text-style-name="P3" draw:layer="layout" svg:width="1.583cm" svg:height="0.913cm" svg:x="15.295cm" svg:y="4.712cm">
          <text:p text:style-name="P1"><text:span text:style-name="T2">Daisy</text:span></text:p>
        </draw:ellipse>
        <draw:line draw:style-name="gr3" draw:text-style-name="P1" draw:layer="layout" svg:x1="17.585cm" svg:y1="3.821cm" svg:x2="18.666cm" svg:y2="5.069cm">
          <text:p/>
        </draw:line>
        <draw:line draw:style-name="gr3" draw:text-style-name="P1" draw:layer="layout" svg:x1="17.873cm" svg:y1="6.655cm" svg:x2="18.667cm" svg:y2="5.069cm">
          <text:p/>
        </draw:line>
        <draw:ellipse draw:style-name="gr2" draw:text-style-name="P3" draw:layer="layout" svg:width="1.583cm" svg:height="0.913cm" svg:x="18.996cm" svg:y="6.273cm">
          <text:p text:style-name="P1"><text:span text:style-name="T2">Waluigi</text:span></text:p>
        </draw:ellipse>
        <draw:ellipse draw:style-name="gr2" draw:text-style-name="P3" draw:layer="layout" svg:width="1.583cm" svg:height="0.913cm" svg:x="17.023cm" svg:y="6.272cm">
          <text:p text:style-name="P1"><text:span text:style-name="T2">Luigi</text:span></text:p>
        </draw:ellipse>
        <draw:ellipse draw:style-name="gr2" draw:text-style-name="P3" draw:layer="layout" svg:width="1.583cm" svg:height="0.913cm" svg:x="18.094cm" svg:y="4.771cm">
          <text:p text:style-name="P1"><text:span text:style-name="T2">Luther</text:span></text:p>
        </draw:ellipse>
        <draw:ellipse draw:style-name="gr2" draw:text-style-name="P3" draw:layer="layout" svg:width="1.266cm" svg:height="0.913cm" svg:x="16.994cm" svg:y="3.37cm">
          <text:p text:style-name="P1"><text:span text:style-name="T2">Fred</text:span></text:p>
        </draw:ellipse>
        <draw:line draw:style-name="gr3" draw:text-style-name="P1" draw:layer="layout" svg:x1="15.423cm" svg:y1="9.802cm" svg:x2="17.056cm" svg:y2="8.457cm">
          <text:p/>
        </draw:line>
        <draw:line draw:style-name="gr3" draw:text-style-name="P1" draw:layer="layout" svg:x1="15.423cm" svg:y1="9.682cm" svg:x2="14.101cm" svg:y2="11.195cm">
          <text:p/>
        </draw:line>
        <draw:line draw:style-name="gr3" draw:text-style-name="P1" draw:layer="layout" svg:x1="17.224cm" svg:y1="8.385cm" svg:x2="19.386cm" svg:y2="9.658cm">
          <text:p/>
        </draw:line>
        <draw:ellipse draw:style-name="gr2" draw:text-style-name="P3" draw:layer="layout" svg:width="1.266cm" svg:height="0.913cm" svg:x="16.585cm" svg:y="8.04cm">
          <text:p text:style-name="P1"><text:span text:style-name="T2">Binky</text:span></text:p>
        </draw:ellipse>
        <draw:line draw:style-name="gr3" draw:text-style-name="P1" draw:layer="layout" svg:x1="15.351cm" svg:y1="9.658cm" svg:x2="16.624cm" svg:y2="11.291cm">
          <text:p/>
        </draw:line>
        <draw:line draw:style-name="gr3" draw:text-style-name="P1" draw:layer="layout" svg:x1="18.281cm" svg:y1="11.315cm" svg:x2="19.555cm" svg:y2="9.634cm">
          <text:p/>
        </draw:line>
        <draw:ellipse draw:style-name="gr2" draw:text-style-name="P3" draw:layer="layout" svg:width="1.583cm" svg:height="0.913cm" svg:x="17.53cm" svg:y="10.767cm">
          <text:p text:style-name="P1"><text:span text:style-name="T2">Waluigi</text:span></text:p>
        </draw:ellipse>
        <draw:ellipse draw:style-name="gr2" draw:text-style-name="P3" draw:layer="layout" svg:width="1.583cm" svg:height="0.913cm" svg:x="13.371cm" svg:y="10.765cm">
          <text:p text:style-name="P1"><text:span text:style-name="T2">Luigi</text:span></text:p>
        </draw:ellipse>
        <draw:ellipse draw:style-name="gr2" draw:text-style-name="P3" draw:layer="layout" svg:width="1.583cm" svg:height="0.913cm" svg:x="15.715cm" svg:y="10.778cm">
          <text:p text:style-name="P1"><text:span text:style-name="T2">Luther</text:span></text:p>
        </draw:ellipse>
        <draw:ellipse draw:style-name="gr2" draw:text-style-name="P3" draw:layer="layout" svg:width="1.266cm" svg:height="0.913cm" svg:x="18.819cm" svg:y="9.137cm">
          <text:p text:style-name="P1"><text:span text:style-name="T2">Fred</text:span></text:p>
        </draw:ellipse>
        <draw:ellipse draw:style-name="gr2" draw:text-style-name="P3" draw:layer="layout" svg:width="1.583cm" svg:height="0.913cm" svg:x="14.598cm" svg:y="9.302cm">
          <text:p text:style-name="P1"><text:span text:style-name="T2">Daisy</text:span></text:p>
        </draw:ellipse>
        <draw:line draw:style-name="gr3" draw:text-style-name="P1" draw:layer="layout" svg:x1="6.63cm" svg:y1="9.706cm" svg:x2="9.416cm" svg:y2="8.458cm">
          <text:p/>
        </draw:line>
        <draw:line draw:style-name="gr3" draw:text-style-name="P1" draw:layer="layout" svg:x1="9.417cm" svg:y1="8.433cm" svg:x2="8.168cm" svg:y2="9.826cm">
          <text:p/>
        </draw:line>
        <draw:line draw:style-name="gr3" draw:text-style-name="P1" draw:layer="layout" svg:x1="9.584cm" svg:y1="8.386cm" svg:x2="12.54cm" svg:y2="9.658cm">
          <text:p/>
        </draw:line>
        <draw:line draw:style-name="gr3" draw:text-style-name="P1" draw:layer="layout" svg:x1="9.561cm" svg:y1="8.409cm" svg:x2="10.835cm" svg:y2="9.778cm">
          <text:p/>
        </draw:line>
        <draw:line draw:style-name="gr3" draw:text-style-name="P1" draw:layer="layout" svg:x1="9.147cm" svg:y1="11.291cm" svg:x2="10.54cm" svg:y2="9.946cm">
          <text:p/>
        </draw:line>
        <draw:ellipse draw:style-name="gr2" draw:text-style-name="P3" draw:layer="layout" svg:width="1.583cm" svg:height="0.913cm" svg:x="11.932cm" svg:y="9.329cm">
          <text:p text:style-name="P1"><text:span text:style-name="T2">Waluigi</text:span></text:p>
        </draw:ellipse>
        <draw:ellipse draw:style-name="gr2" draw:text-style-name="P3" draw:layer="layout" svg:width="1.583cm" svg:height="0.913cm" svg:x="9.887cm" svg:y="9.329cm">
          <text:p text:style-name="P1"><text:span text:style-name="T2">Luther</text:span></text:p>
        </draw:ellipse>
        <draw:ellipse draw:style-name="gr2" draw:text-style-name="P3" draw:layer="layout" svg:width="1.583cm" svg:height="0.913cm" svg:x="8.261cm" svg:y="10.924cm">
          <text:p text:style-name="P1"><text:span text:style-name="T2">Luigi</text:span></text:p>
        </draw:ellipse>
        <draw:ellipse draw:style-name="gr2" draw:text-style-name="P3" draw:layer="layout" svg:width="1.266cm" svg:height="0.913cm" svg:x="7.623cm" svg:y="9.329cm">
          <text:p text:style-name="P1"><text:span text:style-name="T2">Daisy</text:span></text:p>
        </draw:ellipse>
        <draw:ellipse draw:style-name="gr2" draw:text-style-name="P3" draw:layer="layout" svg:width="1.583cm" svg:height="0.913cm" svg:x="5.66cm" svg:y="9.329cm">
          <text:p text:style-name="P1"><text:span text:style-name="T2">Binky</text:span></text:p>
        </draw:ellipse>
        <draw:ellipse draw:style-name="gr2" draw:text-style-name="P3" draw:layer="layout" svg:width="1.266cm" svg:height="0.913cm" svg:x="8.945cm" svg:y="8.041cm">
          <text:p text:style-name="P1"><text:span text:style-name="T2">Fred</text:span></text:p>
        </draw:ellipse>
        <draw:line draw:style-name="gr3" draw:text-style-name="P1" draw:layer="layout" svg:x1="9.297cm" svg:y1="14.993cm" svg:x2="7.665cm" svg:y2="13.938cm">
          <text:p/>
        </draw:line>
        <draw:line draw:style-name="gr3" draw:text-style-name="P1" draw:layer="layout" svg:x1="9.297cm" svg:y1="14.994cm" svg:x2="7.807cm" svg:y2="16.29cm">
          <text:p/>
        </draw:line>
        <draw:line draw:style-name="gr3" draw:text-style-name="P1" draw:layer="layout" svg:x1="11.651cm" svg:y1="17.924cm" svg:x2="10.379cm" svg:y2="16.242cm">
          <text:p/>
        </draw:line>
        <draw:ellipse draw:style-name="gr2" draw:text-style-name="P3" draw:layer="layout" svg:width="1.266cm" svg:height="0.913cm" svg:x="7.121cm" svg:y="13.494cm">
          <text:p text:style-name="P1"><text:span text:style-name="T2">Binky</text:span></text:p>
        </draw:ellipse>
        <draw:line draw:style-name="gr3" draw:text-style-name="P1" draw:layer="layout" svg:x1="9.297cm" svg:y1="14.994cm" svg:x2="10.378cm" svg:y2="16.242cm">
          <text:p/>
        </draw:line>
        <draw:line draw:style-name="gr3" draw:text-style-name="P1" draw:layer="layout" svg:x1="9.585cm" svg:y1="17.828cm" svg:x2="10.379cm" svg:y2="16.242cm">
          <text:p/>
        </draw:line>
        <draw:ellipse draw:style-name="gr2" draw:text-style-name="P3" draw:layer="layout" svg:width="1.583cm" svg:height="0.913cm" svg:x="10.708cm" svg:y="17.446cm">
          <text:p text:style-name="P1"><text:span text:style-name="T2">Waluigi</text:span></text:p>
        </draw:ellipse>
        <draw:ellipse draw:style-name="gr2" draw:text-style-name="P3" draw:layer="layout" svg:width="1.583cm" svg:height="0.913cm" svg:x="8.735cm" svg:y="17.445cm">
          <text:p text:style-name="P1"><text:span text:style-name="T2">Luigi</text:span></text:p>
        </draw:ellipse>
        <draw:ellipse draw:style-name="gr2" draw:text-style-name="P3" draw:layer="layout" svg:width="1.583cm" svg:height="0.913cm" svg:x="9.806cm" svg:y="15.944cm">
          <text:p text:style-name="P1"><text:span text:style-name="T2">Luther</text:span></text:p>
        </draw:ellipse>
        <draw:ellipse draw:style-name="gr2" draw:text-style-name="P3" draw:layer="layout" svg:width="1.266cm" svg:height="0.913cm" svg:x="8.706cm" svg:y="14.543cm">
          <text:p text:style-name="P1"><text:span text:style-name="T2">Fred</text:span></text:p>
        </draw:ellipse>
        <draw:line draw:style-name="gr3" draw:text-style-name="P1" draw:layer="layout" svg:x1="7.797cm" svg:y1="16.494cm" svg:x2="6.307cm" svg:y2="17.79cm">
          <text:p/>
        </draw:line>
        <draw:ellipse draw:style-name="gr2" draw:text-style-name="P3" draw:layer="layout" svg:width="1.583cm" svg:height="0.913cm" svg:x="5.507cm" svg:y="17.385cm">
          <text:p text:style-name="P1"><text:span text:style-name="T2">Calista</text:span></text:p>
        </draw:ellipse>
        <draw:ellipse draw:style-name="gr2" draw:text-style-name="P3" draw:layer="layout" svg:width="1.583cm" svg:height="0.913cm" svg:x="7.007cm" svg:y="15.885cm">
          <text:p text:style-name="P1"><text:span text:style-name="T2">Daisy</text:span></text:p>
        </draw:ellipse>
        <draw:line draw:style-name="gr3" draw:text-style-name="P1" draw:layer="layout" svg:x1="6.586cm" svg:y1="21cm" svg:x2="4.954cm" svg:y2="19.945cm">
          <text:p/>
        </draw:line>
        <draw:line draw:style-name="gr3" draw:text-style-name="P1" draw:layer="layout" svg:x1="6.586cm" svg:y1="21.001cm" svg:x2="5.096cm" svg:y2="22.297cm">
          <text:p/>
        </draw:line>
        <draw:line draw:style-name="gr3" draw:text-style-name="P1" draw:layer="layout" svg:x1="8.94cm" svg:y1="23.931cm" svg:x2="7.668cm" svg:y2="22.249cm">
          <text:p/>
        </draw:line>
        <draw:line draw:style-name="gr3" draw:text-style-name="P1" draw:layer="layout" svg:x1="6.586cm" svg:y1="21.001cm" svg:x2="7.667cm" svg:y2="22.249cm">
          <text:p/>
        </draw:line>
        <draw:line draw:style-name="gr3" draw:text-style-name="P1" draw:layer="layout" svg:x1="6.874cm" svg:y1="23.835cm" svg:x2="7.668cm" svg:y2="22.249cm">
          <text:p/>
        </draw:line>
        <draw:ellipse draw:style-name="gr2" draw:text-style-name="P3" draw:layer="layout" svg:width="1.583cm" svg:height="0.913cm" svg:x="7.997cm" svg:y="23.453cm">
          <text:p text:style-name="P1"><text:span text:style-name="T2">Waluigi</text:span></text:p>
        </draw:ellipse>
        <draw:ellipse draw:style-name="gr2" draw:text-style-name="P3" draw:layer="layout" svg:width="1.583cm" svg:height="0.913cm" svg:x="6.024cm" svg:y="23.452cm">
          <text:p text:style-name="P1"><text:span text:style-name="T2">Luigi</text:span></text:p>
        </draw:ellipse>
        <draw:ellipse draw:style-name="gr2" draw:text-style-name="P3" draw:layer="layout" svg:width="1.583cm" svg:height="0.913cm" svg:x="7.095cm" svg:y="21.951cm">
          <text:p text:style-name="P1"><text:span text:style-name="T2">Luther</text:span></text:p>
        </draw:ellipse>
        <draw:ellipse draw:style-name="gr2" draw:text-style-name="P3" draw:layer="layout" svg:width="1.266cm" svg:height="0.913cm" svg:x="5.995cm" svg:y="20.55cm">
          <text:p text:style-name="P1"><text:span text:style-name="T2">Fred</text:span></text:p>
        </draw:ellipse>
        <draw:line draw:style-name="gr3" draw:text-style-name="P1" draw:layer="layout" svg:x1="5.086cm" svg:y1="22.501cm" svg:x2="3.596cm" svg:y2="23.797cm">
          <text:p/>
        </draw:line>
        <draw:ellipse draw:style-name="gr2" draw:text-style-name="P3" draw:layer="layout" svg:width="1.583cm" svg:height="0.913cm" svg:x="2.796cm" svg:y="23.392cm">
          <text:p text:style-name="P1"><text:span text:style-name="T2">Calista</text:span></text:p>
        </draw:ellipse>
        <draw:ellipse draw:style-name="gr2" draw:text-style-name="P3" draw:layer="layout" svg:width="1.583cm" svg:height="0.913cm" svg:x="4.296cm" svg:y="21.892cm">
          <text:p text:style-name="P1"><text:span text:style-name="T2">Daisy</text:span></text:p>
        </draw:ellipse>
        <draw:line draw:style-name="gr3" draw:text-style-name="P1" draw:layer="layout" svg:x1="5.025cm" svg:y1="19.848cm" svg:x2="3.535cm" svg:y2="21.144cm">
          <text:p/>
        </draw:line>
        <draw:ellipse draw:style-name="gr2" draw:text-style-name="P3" draw:layer="layout" svg:width="1.583cm" svg:height="0.913cm" svg:x="2.735cm" svg:y="20.739cm">
          <text:p text:style-name="P1"><text:span text:style-name="T2">Binky</text:span></text:p>
        </draw:ellipse>
        <draw:ellipse draw:style-name="gr2" draw:text-style-name="P3" draw:layer="layout" svg:width="1.266cm" svg:height="0.913cm" svg:x="4.41cm" svg:y="19.501cm">
          <text:p text:style-name="P1"><text:span text:style-name="T2">Binky</text:span></text:p>
        </draw:ellipse>
        <draw:line draw:style-name="gr3" draw:text-style-name="P1" draw:layer="layout" svg:x1="17.387cm" svg:y1="21.001cm" svg:x2="15.755cm" svg:y2="19.946cm">
          <text:p/>
        </draw:line>
        <draw:line draw:style-name="gr3" draw:text-style-name="P1" draw:layer="layout" svg:x1="17.387cm" svg:y1="21.002cm" svg:x2="15.897cm" svg:y2="22.298cm">
          <text:p/>
        </draw:line>
        <draw:line draw:style-name="gr3" draw:text-style-name="P1" draw:layer="layout" svg:x1="19.741cm" svg:y1="23.932cm" svg:x2="18.469cm" svg:y2="22.25cm">
          <text:p/>
        </draw:line>
        <draw:line draw:style-name="gr3" draw:text-style-name="P1" draw:layer="layout" svg:x1="17.387cm" svg:y1="21.002cm" svg:x2="18.468cm" svg:y2="22.25cm">
          <text:p/>
        </draw:line>
        <draw:line draw:style-name="gr3" draw:text-style-name="P1" draw:layer="layout" svg:x1="17.675cm" svg:y1="23.836cm" svg:x2="18.469cm" svg:y2="22.25cm">
          <text:p/>
        </draw:line>
        <draw:ellipse draw:style-name="gr2" draw:text-style-name="P3" draw:layer="layout" svg:width="1.583cm" svg:height="0.913cm" svg:x="18.798cm" svg:y="23.454cm">
          <text:p text:style-name="P1"><text:span text:style-name="T2">Waluigi</text:span></text:p>
        </draw:ellipse>
        <draw:ellipse draw:style-name="gr2" draw:text-style-name="P3" draw:layer="layout" svg:width="1.583cm" svg:height="0.913cm" svg:x="16.825cm" svg:y="23.453cm">
          <text:p text:style-name="P1"><text:span text:style-name="T2">Luigi</text:span></text:p>
        </draw:ellipse>
        <draw:ellipse draw:style-name="gr2" draw:text-style-name="P3" draw:layer="layout" svg:width="1.583cm" svg:height="0.913cm" svg:x="17.896cm" svg:y="21.952cm">
          <text:p text:style-name="P1"><text:span text:style-name="T2">Luther</text:span></text:p>
        </draw:ellipse>
        <draw:ellipse draw:style-name="gr2" draw:text-style-name="P3" draw:layer="layout" svg:width="1.266cm" svg:height="0.913cm" svg:x="16.796cm" svg:y="20.551cm">
          <text:p text:style-name="P1"><text:span text:style-name="T2">Fred</text:span></text:p>
        </draw:ellipse>
        <draw:line draw:style-name="gr3" draw:text-style-name="P1" draw:layer="layout" svg:x1="15.887cm" svg:y1="22.502cm" svg:x2="14.397cm" svg:y2="23.798cm">
          <text:p/>
        </draw:line>
        <draw:ellipse draw:style-name="gr2" draw:text-style-name="P3" draw:layer="layout" svg:width="1.583cm" svg:height="0.913cm" svg:x="15.097cm" svg:y="21.893cm">
          <text:p text:style-name="P1"><text:span text:style-name="T2">Daisy</text:span></text:p>
        </draw:ellipse>
        <draw:ellipse draw:style-name="gr2" draw:text-style-name="P3" draw:layer="layout" svg:width="1.266cm" svg:height="0.913cm" svg:x="15.211cm" svg:y="19.502cm">
          <text:p text:style-name="P1"><text:span text:style-name="T2">Binky</text:span></text:p>
        </draw:ellipse>
        <draw:line draw:style-name="gr3" draw:text-style-name="P1" draw:layer="layout" svg:x1="14.528cm" svg:y1="23.71cm" svg:x2="13.038cm" svg:y2="25.006cm">
          <text:p/>
        </draw:line>
        <draw:ellipse draw:style-name="gr2" draw:text-style-name="P3" draw:layer="layout" svg:width="1.583cm" svg:height="0.913cm" svg:x="12.238cm" svg:y="24.601cm">
          <text:p text:style-name="P1"><text:span text:style-name="T2">Binky</text:span></text:p>
        </draw:ellipse>
        <draw:ellipse draw:style-name="gr2" draw:text-style-name="P3" draw:layer="layout" svg:width="1.583cm" svg:height="0.913cm" svg:x="13.597cm" svg:y="23.393cm">
          <text:p text:style-name="P1"><text:span text:style-name="T2">Calista</text:span></text:p>
        </draw:ellipse>
      </draw:page>
      <draw:page draw:name="page3" draw:style-name="dp1" draw:master-page-name="Default">
        <draw:line draw:style-name="gr3" draw:text-style-name="P1" draw:layer="layout" svg:x1="5.989cm" svg:y1="3.342cm" svg:x2="4.357cm" svg:y2="2.287cm">
          <text:p/>
        </draw:line>
        <draw:line draw:style-name="gr3" draw:text-style-name="P1" draw:layer="layout" svg:x1="5.989cm" svg:y1="3.343cm" svg:x2="4.499cm" svg:y2="4.639cm">
          <text:p/>
        </draw:line>
        <draw:line draw:style-name="gr3" draw:text-style-name="P1" draw:layer="layout" svg:x1="8.343cm" svg:y1="6.273cm" svg:x2="7.071cm" svg:y2="4.591cm">
          <text:p/>
        </draw:line>
        <draw:ellipse draw:style-name="gr2" draw:text-style-name="P3" draw:layer="layout" svg:width="1.266cm" svg:height="0.913cm" svg:x="3.813cm" svg:y="1.843cm">
          <text:p text:style-name="P1"><text:span text:style-name="T2">Binky</text:span></text:p>
        </draw:ellipse>
        <draw:line draw:style-name="gr3" draw:text-style-name="P1" draw:layer="layout" svg:x1="5.989cm" svg:y1="3.343cm" svg:x2="7.07cm" svg:y2="4.591cm">
          <text:p/>
        </draw:line>
        <draw:line draw:style-name="gr3" draw:text-style-name="P1" draw:layer="layout" svg:x1="6.277cm" svg:y1="6.177cm" svg:x2="7.071cm" svg:y2="4.591cm">
          <text:p/>
        </draw:line>
        <draw:ellipse draw:style-name="gr2" draw:text-style-name="P3" draw:layer="layout" svg:width="1.583cm" svg:height="0.913cm" svg:x="7.4cm" svg:y="5.795cm">
          <text:p text:style-name="P1"><text:span text:style-name="T2">Waluigi</text:span></text:p>
        </draw:ellipse>
        <draw:ellipse draw:style-name="gr2" draw:text-style-name="P3" draw:layer="layout" svg:width="1.583cm" svg:height="0.913cm" svg:x="5.427cm" svg:y="5.794cm">
          <text:p text:style-name="P1"><text:span text:style-name="T2">Luigi</text:span></text:p>
        </draw:ellipse>
        <draw:ellipse draw:style-name="gr2" draw:text-style-name="P3" draw:layer="layout" svg:width="1.583cm" svg:height="0.913cm" svg:x="6.498cm" svg:y="4.293cm">
          <text:p text:style-name="P1"><text:span text:style-name="T2">Luther</text:span></text:p>
        </draw:ellipse>
        <draw:ellipse draw:style-name="gr2" draw:text-style-name="P3" draw:layer="layout" svg:width="1.266cm" svg:height="0.913cm" svg:x="5.398cm" svg:y="2.892cm">
          <text:p text:style-name="P1"><text:span text:style-name="T2">Fred</text:span></text:p>
        </draw:ellipse>
        <draw:line draw:style-name="gr3" draw:text-style-name="P1" draw:layer="layout" svg:x1="4.489cm" svg:y1="4.843cm" svg:x2="2.999cm" svg:y2="6.139cm">
          <text:p/>
        </draw:line>
        <draw:ellipse draw:style-name="gr2" draw:text-style-name="P3" draw:layer="layout" svg:width="1.583cm" svg:height="0.913cm" svg:x="2.199cm" svg:y="5.734cm">
          <text:p text:style-name="P1"><text:span text:style-name="T2">Calista</text:span></text:p>
        </draw:ellipse>
        <draw:ellipse draw:style-name="gr2" draw:text-style-name="P3" draw:layer="layout" svg:width="1.583cm" svg:height="0.913cm" svg:x="3.699cm" svg:y="4.234cm">
          <text:p text:style-name="P1"><text:span text:style-name="T2">Daisy</text:span></text:p>
        </draw:ellipse>
        <draw:line draw:style-name="gr3" draw:text-style-name="P1" draw:layer="layout" svg:x1="14.689cm" svg:y1="3.343cm" svg:x2="13.057cm" svg:y2="2.288cm">
          <text:p/>
        </draw:line>
        <draw:line draw:style-name="gr3" draw:text-style-name="P1" draw:layer="layout" svg:x1="17.043cm" svg:y1="6.274cm" svg:x2="15.771cm" svg:y2="4.592cm">
          <text:p/>
        </draw:line>
        <draw:ellipse draw:style-name="gr2" draw:text-style-name="P3" draw:layer="layout" svg:width="1.266cm" svg:height="0.913cm" svg:x="12.513cm" svg:y="1.844cm">
          <text:p text:style-name="P1"><text:span text:style-name="T2">Binky</text:span></text:p>
        </draw:ellipse>
        <draw:line draw:style-name="gr3" draw:text-style-name="P1" draw:layer="layout" svg:x1="14.689cm" svg:y1="3.344cm" svg:x2="15.77cm" svg:y2="4.592cm">
          <text:p/>
        </draw:line>
        <draw:line draw:style-name="gr3" draw:text-style-name="P1" draw:layer="layout" svg:x1="14.977cm" svg:y1="6.178cm" svg:x2="15.771cm" svg:y2="4.592cm">
          <text:p/>
        </draw:line>
        <draw:ellipse draw:style-name="gr2" draw:text-style-name="P3" draw:layer="layout" svg:width="1.583cm" svg:height="0.913cm" svg:x="16.1cm" svg:y="5.796cm">
          <text:p text:style-name="P1"><text:span text:style-name="T2">Waluigi</text:span></text:p>
        </draw:ellipse>
        <draw:ellipse draw:style-name="gr2" draw:text-style-name="P3" draw:layer="layout" svg:width="1.583cm" svg:height="0.913cm" svg:x="14.127cm" svg:y="5.795cm">
          <text:p text:style-name="P1"><text:span text:style-name="T2">Luigi</text:span></text:p>
        </draw:ellipse>
        <draw:ellipse draw:style-name="gr2" draw:text-style-name="P3" draw:layer="layout" svg:width="1.583cm" svg:height="0.913cm" svg:x="15.198cm" svg:y="4.294cm">
          <text:p text:style-name="P1"><text:span text:style-name="T2">Luther</text:span></text:p>
        </draw:ellipse>
        <draw:line draw:style-name="gr3" draw:text-style-name="P1" draw:layer="layout" svg:x1="14.492cm" svg:y1="3.491cm" svg:x2="13.002cm" svg:y2="4.787cm">
          <text:p/>
        </draw:line>
        <draw:ellipse draw:style-name="gr2" draw:text-style-name="P3" draw:layer="layout" svg:width="1.583cm" svg:height="0.913cm" svg:x="12.202cm" svg:y="4.382cm">
          <text:p text:style-name="P1"><text:span text:style-name="T2">Calista</text:span></text:p>
        </draw:ellipse>
        <draw:ellipse draw:style-name="gr2" draw:text-style-name="P3" draw:layer="layout" svg:width="1.266cm" svg:height="0.913cm" svg:x="14.098cm" svg:y="2.893cm">
          <text:p text:style-name="P1"><text:span text:style-name="T2">Fred</text:span></text:p>
        </draw:ellipse>
        <draw:line draw:style-name="gr3" draw:text-style-name="P1" draw:layer="layout" svg:x1="5.989cm" svg:y1="9.343cm" svg:x2="4.357cm" svg:y2="8.288cm">
          <text:p/>
        </draw:line>
        <draw:line draw:style-name="gr3" draw:text-style-name="P1" draw:layer="layout" svg:x1="5.989cm" svg:y1="9.344cm" svg:x2="4.499cm" svg:y2="10.64cm">
          <text:p/>
        </draw:line>
        <draw:line draw:style-name="gr3" draw:text-style-name="P1" draw:layer="layout" svg:x1="9.543cm" svg:y1="12.274cm" svg:x2="8.271cm" svg:y2="10.592cm">
          <text:p/>
        </draw:line>
        <draw:ellipse draw:style-name="gr2" draw:text-style-name="P3" draw:layer="layout" svg:width="1.266cm" svg:height="0.913cm" svg:x="3.813cm" svg:y="7.844cm">
          <text:p text:style-name="P1"><text:span text:style-name="T2">Binky</text:span></text:p>
        </draw:ellipse>
        <draw:line draw:style-name="gr3" draw:text-style-name="P1" draw:layer="layout" svg:x1="5.989cm" svg:y1="9.344cm" svg:x2="8.093cm" svg:y2="10.674cm">
          <text:p/>
        </draw:line>
        <draw:line draw:style-name="gr3" draw:text-style-name="P1" draw:layer="layout" svg:x1="7.477cm" svg:y1="12.178cm" svg:x2="8.271cm" svg:y2="10.592cm">
          <text:p/>
        </draw:line>
        <draw:ellipse draw:style-name="gr2" draw:text-style-name="P3" draw:layer="layout" svg:width="1.583cm" svg:height="0.913cm" svg:x="8.6cm" svg:y="11.796cm">
          <text:p text:style-name="P1"><text:span text:style-name="T2">Waluigi</text:span></text:p>
        </draw:ellipse>
        <draw:ellipse draw:style-name="gr2" draw:text-style-name="P3" draw:layer="layout" svg:width="1.583cm" svg:height="0.913cm" svg:x="6.627cm" svg:y="11.795cm">
          <text:p text:style-name="P1"><text:span text:style-name="T2">Luigi</text:span></text:p>
        </draw:ellipse>
        <draw:ellipse draw:style-name="gr2" draw:text-style-name="P3" draw:layer="layout" svg:width="1.583cm" svg:height="0.913cm" svg:x="7.698cm" svg:y="10.294cm">
          <text:p text:style-name="P1"><text:span text:style-name="T2">Luther</text:span></text:p>
        </draw:ellipse>
        <draw:ellipse draw:style-name="gr2" draw:text-style-name="P3" draw:layer="layout" svg:width="1.266cm" svg:height="0.913cm" svg:x="5.398cm" svg:y="8.893cm">
          <text:p text:style-name="P1"><text:span text:style-name="T2">Fred</text:span></text:p>
        </draw:ellipse>
        <draw:line draw:style-name="gr3" draw:text-style-name="P1" draw:layer="layout" svg:x1="4.489cm" svg:y1="10.844cm" svg:x2="2.999cm" svg:y2="12.14cm">
          <text:p/>
        </draw:line>
        <draw:ellipse draw:style-name="gr2" draw:text-style-name="P3" draw:layer="layout" svg:width="1.583cm" svg:height="0.913cm" svg:x="2.199cm" svg:y="11.735cm">
          <text:p text:style-name="P1"><text:span text:style-name="T2">Calista</text:span></text:p>
        </draw:ellipse>
        <draw:line draw:style-name="gr3" draw:text-style-name="P1" draw:layer="layout" svg:x1="4.486cm" svg:y1="10.773cm" svg:x2="5.212cm" svg:y2="12.102cm">
          <text:p/>
        </draw:line>
        <draw:ellipse draw:style-name="gr2" draw:text-style-name="P3" draw:layer="layout" svg:width="1.583cm" svg:height="0.913cm" svg:x="3.699cm" svg:y="10.235cm">
          <text:p text:style-name="P1"><text:span text:style-name="T2">Daisy</text:span></text:p>
        </draw:ellipse>
        <draw:line draw:style-name="gr3" draw:text-style-name="P1" draw:layer="layout" svg:x1="5.389cm" svg:y1="12.344cm" svg:x2="3.899cm" svg:y2="13.64cm">
          <text:p/>
        </draw:line>
        <draw:ellipse draw:style-name="gr2" draw:text-style-name="P3" draw:layer="layout" svg:width="1.583cm" svg:height="0.913cm" svg:x="3.099cm" svg:y="13.235cm">
          <text:p text:style-name="P1"><text:span text:style-name="T2">Ernie</text:span></text:p>
        </draw:ellipse>
        <draw:ellipse draw:style-name="gr2" draw:text-style-name="P3" draw:layer="layout" svg:width="1.583cm" svg:height="0.913cm" svg:x="4.541cm" svg:y="11.798cm">
          <text:p text:style-name="P1"><text:span text:style-name="T2">Fiona</text:span></text:p>
        </draw:ellipse>
        <draw:line draw:style-name="gr3" draw:text-style-name="P1" draw:layer="layout" svg:x1="15.489cm" svg:y1="9.343cm" svg:x2="13.857cm" svg:y2="8.288cm">
          <text:p/>
        </draw:line>
        <draw:line draw:style-name="gr3" draw:text-style-name="P1" draw:layer="layout" svg:x1="15.489cm" svg:y1="9.344cm" svg:x2="13.999cm" svg:y2="10.64cm">
          <text:p/>
        </draw:line>
        <draw:line draw:style-name="gr3" draw:text-style-name="P1" draw:layer="layout" svg:x1="19.043cm" svg:y1="12.274cm" svg:x2="17.771cm" svg:y2="10.592cm">
          <text:p/>
        </draw:line>
        <draw:ellipse draw:style-name="gr2" draw:text-style-name="P3" draw:layer="layout" svg:width="1.266cm" svg:height="0.913cm" svg:x="13.313cm" svg:y="7.844cm">
          <text:p text:style-name="P1"><text:span text:style-name="T2">Binky</text:span></text:p>
        </draw:ellipse>
        <draw:line draw:style-name="gr3" draw:text-style-name="P1" draw:layer="layout" svg:x1="15.489cm" svg:y1="9.344cm" svg:x2="17.593cm" svg:y2="10.674cm">
          <text:p/>
        </draw:line>
        <draw:line draw:style-name="gr3" draw:text-style-name="P1" draw:layer="layout" svg:x1="16.977cm" svg:y1="12.178cm" svg:x2="17.771cm" svg:y2="10.592cm">
          <text:p/>
        </draw:line>
        <draw:ellipse draw:style-name="gr2" draw:text-style-name="P3" draw:layer="layout" svg:width="1.583cm" svg:height="0.913cm" svg:x="18.1cm" svg:y="11.796cm">
          <text:p text:style-name="P1"><text:span text:style-name="T2">Waluigi</text:span></text:p>
        </draw:ellipse>
        <draw:ellipse draw:style-name="gr2" draw:text-style-name="P3" draw:layer="layout" svg:width="1.583cm" svg:height="0.913cm" svg:x="16.127cm" svg:y="11.795cm">
          <text:p text:style-name="P1"><text:span text:style-name="T2">Luigi</text:span></text:p>
        </draw:ellipse>
        <draw:ellipse draw:style-name="gr2" draw:text-style-name="P3" draw:layer="layout" svg:width="1.583cm" svg:height="0.913cm" svg:x="17.198cm" svg:y="10.294cm">
          <text:p text:style-name="P1"><text:span text:style-name="T2">Luther</text:span></text:p>
        </draw:ellipse>
        <draw:ellipse draw:style-name="gr2" draw:text-style-name="P3" draw:layer="layout" svg:width="1.266cm" svg:height="0.913cm" svg:x="14.898cm" svg:y="8.893cm">
          <text:p text:style-name="P1"><text:span text:style-name="T2">Fiona</text:span></text:p>
        </draw:ellipse>
        <draw:line draw:style-name="gr3" draw:text-style-name="P1" draw:layer="layout" svg:x1="13.989cm" svg:y1="10.844cm" svg:x2="12.499cm" svg:y2="12.14cm">
          <text:p/>
        </draw:line>
        <draw:ellipse draw:style-name="gr2" draw:text-style-name="P3" draw:layer="layout" svg:width="1.583cm" svg:height="0.913cm" svg:x="11.699cm" svg:y="11.735cm">
          <text:p text:style-name="P1"><text:span text:style-name="T2">Calista</text:span></text:p>
        </draw:ellipse>
        <draw:line draw:style-name="gr3" draw:text-style-name="P1" draw:layer="layout" svg:x1="13.986cm" svg:y1="10.773cm" svg:x2="14.712cm" svg:y2="12.102cm">
          <text:p/>
        </draw:line>
        <draw:ellipse draw:style-name="gr2" draw:text-style-name="P3" draw:layer="layout" svg:width="1.583cm" svg:height="0.913cm" svg:x="13.199cm" svg:y="10.235cm">
          <text:p text:style-name="P1"><text:span text:style-name="T2">Daisy</text:span></text:p>
        </draw:ellipse>
        <draw:ellipse draw:style-name="gr2" draw:text-style-name="P3" draw:layer="layout" svg:width="1.583cm" svg:height="0.913cm" svg:x="14.041cm" svg:y="11.798cm">
          <text:p text:style-name="P1"><text:span text:style-name="T2">Ernie</text:span></text:p>
        </draw:ellipse>
        <draw:line draw:style-name="gr3" draw:text-style-name="P1" draw:layer="layout" svg:x1="14.589cm" svg:y1="14.944cm" svg:x2="12.957cm" svg:y2="13.889cm">
          <text:p/>
        </draw:line>
        <draw:line draw:style-name="gr3" draw:text-style-name="P1" draw:layer="layout" svg:x1="14.589cm" svg:y1="14.945cm" svg:x2="13.099cm" svg:y2="16.241cm">
          <text:p/>
        </draw:line>
        <draw:line draw:style-name="gr3" draw:text-style-name="P1" draw:layer="layout" svg:x1="18.143cm" svg:y1="17.875cm" svg:x2="16.871cm" svg:y2="16.193cm">
          <text:p/>
        </draw:line>
        <draw:ellipse draw:style-name="gr2" draw:text-style-name="P3" draw:layer="layout" svg:width="1.266cm" svg:height="0.913cm" svg:x="12.413cm" svg:y="13.445cm">
          <text:p text:style-name="P1"><text:span text:style-name="T2">Binky</text:span></text:p>
        </draw:ellipse>
        <draw:line draw:style-name="gr3" draw:text-style-name="P1" draw:layer="layout" svg:x1="14.589cm" svg:y1="14.945cm" svg:x2="16.693cm" svg:y2="16.275cm">
          <text:p/>
        </draw:line>
        <draw:ellipse draw:style-name="gr2" draw:text-style-name="P3" draw:layer="layout" svg:width="1.583cm" svg:height="0.913cm" svg:x="17.2cm" svg:y="17.397cm">
          <text:p text:style-name="P1"><text:span text:style-name="T2">Waluigi</text:span></text:p>
        </draw:ellipse>
        <draw:ellipse draw:style-name="gr2" draw:text-style-name="P3" draw:layer="layout" svg:width="1.583cm" svg:height="0.913cm" svg:x="16.298cm" svg:y="15.895cm">
          <text:p text:style-name="P1"><text:span text:style-name="T2">Luigi</text:span></text:p>
        </draw:ellipse>
        <draw:ellipse draw:style-name="gr2" draw:text-style-name="P3" draw:layer="layout" svg:width="1.266cm" svg:height="0.913cm" svg:x="13.998cm" svg:y="14.494cm">
          <text:p text:style-name="P1"><text:span text:style-name="T2">Fiona</text:span></text:p>
        </draw:ellipse>
        <draw:line draw:style-name="gr3" draw:text-style-name="P1" draw:layer="layout" svg:x1="13.089cm" svg:y1="16.445cm" svg:x2="11.599cm" svg:y2="17.741cm">
          <text:p/>
        </draw:line>
        <draw:ellipse draw:style-name="gr2" draw:text-style-name="P3" draw:layer="layout" svg:width="1.583cm" svg:height="0.913cm" svg:x="10.799cm" svg:y="17.336cm">
          <text:p text:style-name="P1"><text:span text:style-name="T2">Calista</text:span></text:p>
        </draw:ellipse>
        <draw:line draw:style-name="gr3" draw:text-style-name="P1" draw:layer="layout" svg:x1="13.086cm" svg:y1="16.374cm" svg:x2="13.812cm" svg:y2="17.703cm">
          <text:p/>
        </draw:line>
        <draw:ellipse draw:style-name="gr2" draw:text-style-name="P3" draw:layer="layout" svg:width="1.583cm" svg:height="0.913cm" svg:x="12.299cm" svg:y="15.836cm">
          <text:p text:style-name="P1"><text:span text:style-name="T2">Daisy</text:span></text:p>
        </draw:ellipse>
        <draw:ellipse draw:style-name="gr2" draw:text-style-name="P3" draw:layer="layout" svg:width="1.583cm" svg:height="0.913cm" svg:x="13.141cm" svg:y="17.399cm">
          <text:p text:style-name="P1"><text:span text:style-name="T2">Ernie</text:span></text:p>
        </draw:ellipse>
        <draw:frame draw:style-name="gr4" draw:text-style-name="P1" draw:layer="layout" svg:width="8.928cm" svg:height="9.142cm" svg:x="2.103cm" svg:y="17.143cm">
          <draw:image xlink:href="Pictures/10000000000000FA0000010090BE1D09.jpg" xlink:type="simple" xlink:show="embed" xlink:actuate="onLoad">
            <text:p/>
          </draw:image>
        </draw:frame>
        <draw:line draw:style-name="gr5" draw:text-style-name="P1" draw:layer="layout" svg:x1="2.825cm" svg:y1="17.124cm" svg:x2="7.097cm" svg:y2="18.501cm">
          <text:p/>
        </draw:line>
        <draw:line draw:style-name="gr5" draw:text-style-name="P1" draw:layer="layout" svg:x1="4.978cm" svg:y1="19.596cm" svg:x2="7.098cm" svg:y2="18.501cm">
          <text:p/>
        </draw:line>
        <draw:line draw:style-name="gr5" draw:text-style-name="P1" draw:layer="layout" svg:x1="9.251cm" svg:y1="19.56cm" svg:x2="7.098cm" svg:y2="18.502cm">
          <text:p/>
        </draw:line>
        <draw:line draw:style-name="gr5" draw:text-style-name="P1" draw:layer="layout" svg:x1="9.252cm" svg:y1="19.56cm" svg:x2="8.262cm" svg:y2="20.69cm">
          <text:p/>
        </draw:line>
        <draw:line draw:style-name="gr5" draw:text-style-name="P1" draw:layer="layout" svg:x1="9.252cm" svg:y1="19.56cm" svg:x2="10.31cm" svg:y2="20.514cm">
          <text:p/>
        </draw:line>
        <draw:line draw:style-name="gr5" draw:text-style-name="P1" draw:layer="layout" svg:x1="4.978cm" svg:y1="19.597cm" svg:x2="3.778cm" svg:y2="20.831cm">
          <text:p/>
        </draw:line>
        <draw:line draw:style-name="gr5" draw:text-style-name="P1" draw:layer="layout" svg:x1="4.978cm" svg:y1="19.597cm" svg:x2="5.861cm" svg:y2="20.619cm">
          <text:p/>
        </draw:line>
      </draw:page>
      <draw:page draw:name="page4" draw:style-name="dp1" draw:master-page-name="Default">
        <draw:rect draw:style-name="gr6" draw:text-style-name="P4" draw:layer="layout" svg:width="1.856cm" svg:height="0.605cm" svg:x="1.523cm" svg:y="4.185cm">
          <text:p text:style-name="P1"><text:span text:style-name="T3">size</text:span><text:span text:style-name="T4"> = 3</text:span></text:p>
        </draw:rect>
        <draw:rect draw:style-name="gr6" draw:text-style-name="P5" draw:layer="layout" svg:width="1.856cm" svg:height="0.605cm" svg:x="1.523cm" svg:y="4.786cm">
          <text:p text:style-name="P1"><text:span text:style-name="T3">sentinel</text:span></text:p>
        </draw:rect>
        <draw:rect draw:style-name="gr2" draw:text-style-name="P6" draw:layer="layout" svg:width="1.856cm" svg:height="0.605cm" svg:x="4.523cm" svg:y="5.985cm">
          <text:p text:style-name="P1"><text:span text:style-name="T3">parent</text:span></text:p>
        </draw:rect>
        <draw:rect draw:style-name="gr2" draw:text-style-name="P6" draw:layer="layout" svg:width="1.856cm" svg:height="0.605cm" svg:x="4.523cm" svg:y="6.586cm">
          <text:p text:style-name="P1"><text:span text:style-name="T3">left</text:span></text:p>
        </draw:rect>
        <draw:rect draw:style-name="gr2" draw:text-style-name="P6" draw:layer="layout" svg:width="1.856cm" svg:height="0.605cm" svg:x="4.523cm" svg:y="7.185cm">
          <text:p text:style-name="P1"><text:span text:style-name="T3">right</text:span></text:p>
        </draw:rect>
        <draw:rect draw:style-name="gr2" draw:text-style-name="P6" draw:layer="layout" svg:width="1.856cm" svg:height="0.605cm" svg:x="4.523cm" svg:y="7.786cm">
          <text:p text:style-name="P1"><text:span text:style-name="T3">key</text:span></text:p>
        </draw:rect>
        <draw:rect draw:style-name="gr2" draw:text-style-name="P6" draw:layer="layout" svg:width="1.856cm" svg:height="0.605cm" svg:x="4.523cm" svg:y="8.387cm">
          <text:p text:style-name="P1"><text:span text:style-name="T3">val</text:span></text:p>
        </draw:rect>
        <draw:rect draw:style-name="gr2" draw:text-style-name="P6" draw:layer="layout" svg:width="2.254cm" svg:height="0.605cm" svg:x="12.032cm" svg:y="4.132cm">
          <text:p text:style-name="P1"><text:span text:style-name="T3">parent</text:span></text:p>
        </draw:rect>
        <draw:rect draw:style-name="gr2" draw:text-style-name="P6" draw:layer="layout" svg:width="2.254cm" svg:height="0.605cm" svg:x="12.032cm" svg:y="4.733cm">
          <text:p text:style-name="P1"><text:span text:style-name="T3">left</text:span></text:p>
        </draw:rect>
        <draw:rect draw:style-name="gr2" draw:text-style-name="P6" draw:layer="layout" svg:width="2.254cm" svg:height="0.605cm" svg:x="12.032cm" svg:y="5.933cm">
          <text:p text:style-name="P1"><text:span text:style-name="T3">key</text:span><text:span text:style-name="T5">=“Fred”</text:span></text:p>
        </draw:rect>
        <draw:rect draw:style-name="gr2" draw:text-style-name="P6" draw:layer="layout" svg:width="2.254cm" svg:height="0.605cm" svg:x="12.032cm" svg:y="6.534cm">
          <text:p text:style-name="P1"><text:span text:style-name="T3">val</text:span></text:p>
        </draw:rect>
        <draw:rect draw:style-name="gr2" draw:text-style-name="P6" draw:layer="layout" svg:width="2.169cm" svg:height="0.605cm" svg:x="9.369cm" svg:y="9.649cm">
          <text:p text:style-name="P1"><text:span text:style-name="T3">parent</text:span></text:p>
        </draw:rect>
        <draw:rect draw:style-name="gr2" draw:text-style-name="P6" draw:layer="layout" svg:width="2.169cm" svg:height="0.605cm" svg:x="9.369cm" svg:y="10.25cm">
          <text:p text:style-name="P1"><text:span text:style-name="T3">left</text:span></text:p>
        </draw:rect>
        <draw:rect draw:style-name="gr2" draw:text-style-name="P6" draw:layer="layout" svg:width="2.169cm" svg:height="0.605cm" svg:x="9.369cm" svg:y="10.849cm">
          <text:p text:style-name="P1"><text:span text:style-name="T3">right</text:span></text:p>
        </draw:rect>
        <draw:rect draw:style-name="gr2" draw:text-style-name="P6" draw:layer="layout" svg:width="2.169cm" svg:height="0.605cm" svg:x="9.369cm" svg:y="11.45cm">
          <text:p text:style-name="P1"><text:span text:style-name="T3">key</text:span><text:span text:style-name="T5">=“Binky”</text:span></text:p>
        </draw:rect>
        <draw:rect draw:style-name="gr2" draw:text-style-name="P6" draw:layer="layout" svg:width="2.169cm" svg:height="0.605cm" svg:x="9.369cm" svg:y="12.051cm">
          <text:p text:style-name="P1"><text:span text:style-name="T3">val</text:span></text:p>
        </draw:rect>
        <draw:rect draw:style-name="gr2" draw:text-style-name="P6" draw:layer="layout" svg:width="2.336cm" svg:height="0.605cm" svg:x="15.289cm" svg:y="9.603cm">
          <text:p text:style-name="P1"><text:span text:style-name="T3">parent</text:span></text:p>
        </draw:rect>
        <draw:rect draw:style-name="gr2" draw:text-style-name="P6" draw:layer="layout" svg:width="2.336cm" svg:height="0.605cm" svg:x="15.289cm" svg:y="10.204cm">
          <text:p text:style-name="P1"><text:span text:style-name="T3">left</text:span></text:p>
        </draw:rect>
        <draw:rect draw:style-name="gr2" draw:text-style-name="P6" draw:layer="layout" svg:width="2.336cm" svg:height="0.605cm" svg:x="15.289cm" svg:y="10.803cm">
          <text:p text:style-name="P1"><text:span text:style-name="T3">right</text:span></text:p>
        </draw:rect>
        <draw:rect draw:style-name="gr2" draw:text-style-name="P6" draw:layer="layout" svg:width="2.336cm" svg:height="0.605cm" svg:x="15.289cm" svg:y="11.404cm">
          <text:p text:style-name="P1"><text:span text:style-name="T3">key</text:span><text:span text:style-name="T5">=“Luigi”</text:span></text:p>
        </draw:rect>
        <draw:rect draw:style-name="gr2" draw:text-style-name="P6" draw:layer="layout" svg:width="2.336cm" svg:height="0.605cm" svg:x="15.289cm" svg:y="12.005cm">
          <text:p text:style-name="P1"><text:span text:style-name="T3">val</text:span></text:p>
        </draw:rect>
        <draw:rect draw:style-name="gr7" draw:text-style-name="P6" draw:layer="layout" svg:width="4.705cm" svg:height="0.605cm" svg:x="15.764cm" svg:y="5.661cm">
          <text:p text:style-name="P1"><text:span text:style-name="T3">name </text:span><text:span text:style-name="T5">= “Fred”</text:span></text:p>
        </draw:rect>
        <draw:rect draw:style-name="gr7" draw:text-style-name="P6" draw:layer="layout" svg:width="4.705cm" svg:height="0.605cm" svg:x="15.764cm" svg:y="6.262cm">
          <text:p text:style-name="P1"><text:span text:style-name="T3">phone </text:span><text:span text:style-name="T5">=</text:span><text:span text:style-name="T3"> </text:span><text:span text:style-name="T5">“026-631-5520”</text:span></text:p>
        </draw:rect>
        <draw:rect draw:style-name="gr7" draw:text-style-name="P6" draw:layer="layout" svg:width="4.705cm" svg:height="0.605cm" svg:x="15.764cm" svg:y="6.861cm">
          <text:p text:style-name="P1"><text:span text:style-name="T3">ssn </text:span><text:span text:style-name="T5">= “826-96-9094”</text:span></text:p>
        </draw:rect>
        <draw:line draw:style-name="gr8" draw:text-style-name="P1" draw:layer="layout" svg:x1="14.267cm" svg:y1="6.848cm" svg:x2="15.741cm" svg:y2="5.731cm">
          <text:p/>
        </draw:line>
        <draw:path draw:style-name="gr9" draw:text-style-name="P1" draw:layer="layout" svg:width="4.5cm" svg:height="1.363cm" draw:transform="rotate (-0.378387381833485) translate (14.314cm 7.134cm)" svg:viewBox="0 0 4501 1364" svg:d="m4100 1364c1995 0-4100-1364-4100-1364">
          <text:p/>
        </draw:path>
        <draw:rect draw:style-name="gr2" draw:text-style-name="P6" draw:layer="layout" svg:width="2.254cm" svg:height="0.605cm" svg:x="12.032cm" svg:y="5.332cm">
          <text:p text:style-name="P1"><text:span text:style-name="T3">right</text:span></text:p>
        </draw:rect>
        <draw:path draw:style-name="gr9" draw:text-style-name="P1" draw:layer="layout" svg:width="1.864cm" svg:height="2.499cm" draw:transform="rotate (0.224623874731628) translate (10.9750500587719cm 7.5253644318998cm)" svg:viewBox="0 0 1865 2500" svg:d="m0 2500c1171 0 1865-2500 1865-2500">
          <text:p/>
        </draw:path>
        <draw:path draw:style-name="gr9" draw:text-style-name="P1" draw:layer="layout" svg:width="6.795cm" svg:height="5.012cm" draw:transform="skewX (1.09354408939867E-016) rotate (-0.965167076353869) translate (8.62310029044256cm 6.95101531020009cm)" svg:viewBox="0 0 6796 5013" svg:d="m5110 0c3759 0 57 5013 57 5013l-5167-1351">
          <text:p/>
        </draw:path>
        <draw:path draw:style-name="gr9" draw:text-style-name="P1" draw:layer="layout" svg:width="12.112cm" svg:height="11.399cm" draw:transform="rotate (-0.883136601510151) translate (11.5239555853765cm 3.73055406870337cm)" svg:viewBox="0 0 12113 11400" svg:d="m9604 0c5170 0 748 6246 748 6246l-5188 5154-5164-3041">
          <text:p/>
        </draw:path>
        <draw:path draw:style-name="gr9" draw:text-style-name="P1" draw:layer="layout" svg:width="6.713cm" svg:height="5.533cm" draw:transform="rotate (0.950506310635932) translate (6.42cm 6.039cm)" svg:viewBox="0 0 6714 5534" svg:d="m5794 5534c3886 0-5794-5534-5794-5534">
          <text:p/>
        </draw:path>
        <draw:line draw:style-name="gr8" draw:text-style-name="P1" draw:layer="layout" svg:x1="3.376cm" svg:y1="5.397cm" svg:x2="4.494cm" svg:y2="6.015cm">
          <text:p/>
        </draw:line>
        <draw:rect draw:style-name="gr7" draw:text-style-name="P6" draw:layer="layout" svg:width="4.705cm" svg:height="0.605cm" svg:x="15.885cm" svg:y="15.958cm">
          <text:p text:style-name="P1"><text:span text:style-name="T3">name</text:span><text:span text:style-name="T5"> = “Luigi”</text:span></text:p>
        </draw:rect>
        <draw:rect draw:style-name="gr7" draw:text-style-name="P6" draw:layer="layout" svg:width="4.705cm" svg:height="0.605cm" svg:x="15.885cm" svg:y="16.559cm">
          <text:p text:style-name="P1"><text:span text:style-name="T3">phone</text:span><text:span text:style-name="T5"> = “462-055-3150”</text:span></text:p>
        </draw:rect>
        <draw:rect draw:style-name="gr7" draw:text-style-name="P6" draw:layer="layout" svg:width="4.705cm" svg:height="0.605cm" svg:x="15.885cm" svg:y="17.158cm">
          <text:p text:style-name="P1"><text:span text:style-name="T3">ssn </text:span><text:span text:style-name="T5">= “827-30-6292”</text:span></text:p>
        </draw:rect>
        <draw:rect draw:style-name="gr7" draw:text-style-name="P6" draw:layer="layout" svg:width="4.705cm" svg:height="0.605cm" svg:x="8.886cm" svg:y="16.159cm">
          <text:p text:style-name="P1"><text:span text:style-name="T3">name</text:span><text:span text:style-name="T5"> = “Binky”</text:span></text:p>
        </draw:rect>
        <draw:rect draw:style-name="gr7" draw:text-style-name="P6" draw:layer="layout" svg:width="4.705cm" svg:height="0.605cm" svg:x="8.886cm" svg:y="16.76cm">
          <text:p text:style-name="P1"><text:span text:style-name="T3">phone</text:span><text:span text:style-name="T5"> = “944-867-2246”</text:span></text:p>
        </draw:rect>
        <draw:rect draw:style-name="gr7" draw:text-style-name="P6" draw:layer="layout" svg:width="4.705cm" svg:height="0.605cm" svg:x="8.886cm" svg:y="17.359cm">
          <text:p text:style-name="P1"><text:span text:style-name="T3">ssn</text:span><text:span text:style-name="T5"> = “165-79-8849”</text:span></text:p>
        </draw:rect>
        <draw:path draw:style-name="gr9" draw:text-style-name="P1" draw:layer="layout" svg:width="1.494cm" svg:height="4.283cm" draw:transform="rotate (-0.930958623014786) translate (11.5560000001571cm 12.388999999883cm)" svg:viewBox="0 0 1495 4284" svg:d="m0 0c1156 0 1495 4284 1495 4284">
          <text:p/>
        </draw:path>
        <draw:path draw:style-name="gr9" draw:text-style-name="P1" draw:layer="layout" svg:width="0.91cm" svg:height="4.031cm" draw:transform="rotate (-0.42655846918852) translate (17.5991021654197cm 12.2845027222568cm)" svg:viewBox="0 0 911 4032" svg:d="m23 0c2011 0-23 4032-23 4032">
          <text:p/>
        </draw:path>
        <draw:line draw:style-name="gr8" draw:text-style-name="P1" draw:layer="layout" svg:x1="6.372cm" svg:y1="7.514cm" svg:x2="11.984cm" svg:y2="4.233cm">
          <text:p/>
        </draw:line>
        <draw:path draw:style-name="gr9" draw:text-style-name="P1" draw:layer="layout" svg:width="1.518cm" svg:height="5.45cm" draw:transform="rotate (-0.550476846080094) translate (14.2910000057366cm 4.96999999065333cm)" svg:viewBox="0 0 1519 5451" svg:d="m0 0c3319 0 165 5451 165 5451">
          <text:p/>
        </draw:path>
        <draw:path draw:style-name="gr9" draw:text-style-name="P1" draw:layer="layout" svg:width="6.24cm" svg:height="4.897cm" draw:transform="rotate (-0.910887336616855) translate (8.7251525689941cm 6.90980842548884cm)" svg:viewBox="0 0 6241 4898" svg:d="m4618 0c3491 0 262 4898 262 4898l-4880-1469">
          <text:p/>
        </draw:path>
        <draw:path draw:style-name="gr9" draw:text-style-name="P1" draw:layer="layout" svg:width="12.191cm" svg:height="9.913cm" draw:transform="rotate (-0.673173492495272) translate (9.40399395766625cm 3.95828892909554cm)" svg:viewBox="0 0 12192 9914" svg:d="m10508 0c4197 0-771 6394-771 6394l-5253 3520-4484-3450">
          <text:p/>
        </draw:path>
        <draw:path draw:style-name="gr9" draw:text-style-name="P1" draw:layer="layout" svg:width="1.332cm" svg:height="3.866cm" draw:transform="rotate (-0.0671951762029555) translate (14.2910000000007cm 5.65899999998988cm)" svg:viewBox="0 0 1333 3867" svg:d="m0 0c1072 0 1333 3867 1333 386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1-04-10T17:20:35</meta:creation-date>
    <dc:date>2012-05-05T23:16:56</dc:date>
    <dc:creator>James Plank</dc:creator>
    <meta:editing-duration>PT16H35M27S</meta:editing-duration>
    <meta:editing-cycles>10</meta:editing-cycles>
    <meta:generator>OpenOffice.org/3.3$Unix OpenOffice.org_project/330m20$Build-9567</meta:generator>
    <meta:document-statistic meta:object-count="242"/>
  </office:meta>
</office:document-meta>
</file>